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er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6c3bc9"/>
    </style:style>
    <style:style style:name="P10" style:family="paragraph" style:parent-style-name="Text_20_body">
      <style:paragraph-properties fo:text-align="center" style:justify-single-word="false"/>
      <style:text-properties fo:font-weight="bold" officeooo:paragraph-rsid="006ee36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officeooo:rsid="006ee36e" officeooo:paragraph-rsid="006ee36e" style:font-size-asian="10pt" style:font-style-asian="italic" style:font-weight-asian="normal" style:font-size-complex="7pt" style:font-style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e36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f05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style:font-size-asian="5.25pt" style:font-weight-asian="normal" style:font-size-complex="6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officeooo:paragraph-rsid="006ee36e" style:font-size-asian="11pt" style:font-weight-asian="normal" style:font-size-complex="11pt" style:font-weight-complex="normal"/>
    </style:style>
    <style:style style:name="P17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11pt" style:font-size-asian="11pt" style:font-size-complex="11pt"/>
    </style:style>
    <style:style style:name="P18" style:family="paragraph" style:parent-style-name="Heading_20_1">
      <style:paragraph-properties fo:text-align="center" style:justify-single-word="false"/>
      <style:text-properties officeooo:paragraph-rsid="006c3bc9"/>
    </style:style>
    <style:style style:name="T1" style:family="text">
      <style:text-properties fo:font-weight="bold" officeooo:rsid="006c3bc9" style:font-weight-asian="bold" style:font-weight-complex="bold"/>
    </style:style>
    <style:style style:name="T2" style:family="text">
      <style:text-properties officeooo:rsid="0034c8e3"/>
    </style:style>
    <style:style style:name="T3" style:family="text">
      <style:text-properties officeooo:rsid="006c3bc9"/>
    </style:style>
    <style:style style:name="T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7d8d42" style:font-size-asian="11pt" style:font-style-asian="normal" style:font-weight-asian="bold" style:font-size-complex="11pt" style:font-weight-complex="bold" style:text-emphasize="none"/>
    </style:style>
    <style:style style:name="T5" style:family="text">
      <style:text-properties fo:color="#000000" style:font-name="Times new roman" fo:font-size="11pt" style:text-underline-style="none" officeooo:rsid="007d8d42" style:font-size-asian="11pt" style:font-size-complex="11pt"/>
    </style:style>
    <style:style style:name="T6" style:family="text">
      <style:text-properties fo:color="#000000" style:font-name="Times new roman" fo:font-size="11pt" style:text-underline-style="none" officeooo:rsid="002b9b66" style:font-size-asian="11pt" style:font-size-complex="11pt"/>
    </style:style>
    <style:style style:name="T7" style:family="text">
      <style:text-properties fo:color="#000000" style:font-name="Times new roman" style:text-underline-style="none" officeooo:rsid="007d8d42"/>
    </style:style>
    <style:style style:name="T8" style:family="text">
      <style:text-properties fo:color="#000000" style:font-name="Times new roman" style:text-underline-style="none" officeooo:rsid="006ee36e"/>
    </style:style>
    <style:style style:name="T9" style:family="text">
      <style:text-properties fo:color="#000000" style:font-name="Times new roman" style:text-underline-style="none" officeooo:rsid="0034c8e3"/>
    </style:style>
    <style:style style:name="T10" style:family="text">
      <style:text-properties fo:color="#000000" style:font-name="Times new roman" style:text-underline-style="none" officeooo:rsid="006ef054"/>
    </style:style>
    <style:style style:name="T11" style:family="text">
      <style:text-properties officeooo:rsid="006ee36e"/>
    </style:style>
    <style:style style:name="T12" style:family="text">
      <style:text-properties style:font-weight-complex="normal"/>
    </style:style>
    <style:style style:name="T13" style:family="text">
      <style:text-properties officeooo:rsid="006ef0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7"/>
      <text:h text:style-name="P18" text:outline-level="1"><text:span text:style-name="T3">Invitación</text:span></text:h>
      <text:h text:style-name="P18" text:outline-level="1"><text:span text:style-name="T3">Seminario de Defensa de TEG</text:span></text:h>
      <text:p text:style-name="P8"><text:span text:style-name="T3">XXXTituloXXX</text:span></text:p>
      <text:p text:style-name="P7"/>
      <text:p text:style-name="P9"><text:span text:style-name="T1">Por: </text:span><text:span text:style-name="T4">XXX_NOMBRE_ESTUDIANTE_XXX</text:span></text:p>
      <text:p text:style-name="P10"><text:span text:style-name="T2">Asesoría: </text:span><text:span text:style-name="T5">XXX_TITULO_TUTOR_XXX</text:span><text:span text:style-name="T6"> </text:span><text:span text:style-name="T5">XXX_NOMBRE_TUTOR_XXX</text:span><text:span text:style-name="T2"> XXXDesignacion_tutorXXX – XXXInstitucion_tutorXXX<text:line-break/>XXXDesignacion_Segundo_tutorXXX - XXXInstitucion_Segundo_tutorXXX<text:line-break/></text:span></text:p>
      <text:p text:style-name="P12"><text:span text:style-name="T7">XXX_COORDINADOR_A_JURADO_XX</text:span><text:span text:style-name="T8">X</text:span></text:p>
      <text:p text:style-name="P12"><text:span text:style-name="T7">XXX_TITULO_TUTOR_XXX XXX_NOMBRE_TUTOR_XXX </text:span><text:span text:style-name="T9">XXXDesignacion_tutorXXX – XXXInstitucion_tutorXXX</text:span></text:p>
      <text:p text:style-name="P5"><text:hidden-paragraph text:condition="ooow:([seminarios_TEG.Cartas_TEG.designacion_dest] != &quot;Tutor&quot;) AND ([seminarios_TEG.Cartas_TEG.designacion_dest] != &quot;Tutora&quot;)"/></text:p>
      <text:p text:style-name="P12"><text:span text:style-name="T11">Jurado principal:</text:span></text:p>
      <text:p text:style-name="P13"><text:span text:style-name="T7">XXX_TITULO_</text:span><text:span text:style-name="T10">J1</text:span><text:span text:style-name="T7">_XXX XXX_NOMBRE_</text:span><text:span text:style-name="T10">J1</text:span><text:span text:style-name="T7">_XXX </text:span><text:span text:style-name="T9">XXXInstitucion_</text:span><text:span text:style-name="T10">J1</text:span><text:span text:style-name="T9">XXX</text:span></text:p>
      <text:p text:style-name="P13"><text:span text:style-name="T7">XXX_TITULO_</text:span><text:span text:style-name="T10">J2</text:span><text:span text:style-name="T7">_XXX XXX_NOMBRE_</text:span><text:span text:style-name="T10">J2</text:span><text:span text:style-name="T7">_XXX </text:span><text:span text:style-name="T9">XXXInstitucion_</text:span><text:span text:style-name="T10">J2_</text:span><text:span text:style-name="T9">XXX</text:span></text:p>
      <text:p text:style-name="P5"/>
      <text:p text:style-name="P13"><text:span text:style-name="T13">Jurado suplente:</text:span></text:p>
      <text:p text:style-name="P13"><text:span text:style-name="T7">XXX_TITULO_</text:span><text:span text:style-name="T10">S1</text:span><text:span text:style-name="T7">_XXX XXX_NOMBRE_</text:span><text:span text:style-name="T10">S1</text:span><text:span text:style-name="T7">_XXX </text:span><text:span text:style-name="T9">XXXInstitucion_</text:span><text:span text:style-name="T10">S1_</text:span><text:span text:style-name="T9">XXX</text:span></text:p>
      <text:p text:style-name="P13"><text:span text:style-name="T7">XXX_TITULO_</text:span><text:span text:style-name="T10">S2</text:span><text:span text:style-name="T7">_XXX XXX_NOMBRE_</text:span><text:span text:style-name="T10">S2</text:span><text:span text:style-name="T7">_XXX </text:span><text:span text:style-name="T9">XXXInstitucion_</text:span><text:span text:style-name="T10">S2_</text:span><text:span text:style-name="T9">XXX</text:span></text:p>
      <text:p text:style-name="P16"/>
      <text:p text:style-name="P16"/>
      <text:p text:style-name="P16"/>
      <text:p text:style-name="P16"/>
      <text:p text:style-name="P16"><text:tab/><text:tab/><text:span text:style-name="T11">Lugar: _____________________________________</text:span></text:p>
      <text:p text:style-name="P6"/>
      <text:p text:style-name="P6"/>
      <text:p text:style-name="P6"><text:tab/><text:tab/><text:span text:style-name="T11">Fecha: 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0028in" fo:margin-left="-0.0486in" table:align="left" style:writing-mode="lr-tb"/>
    </style:style>
    <style:style style:name="Tabla1.A" style:family="table-column">
      <style:table-column-properties style:column-width="1.3424in"/>
    </style:style>
    <style:style style:name="Tabla1.B" style:family="table-column">
      <style:table-column-properties style:column-width="4.660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MP4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MP5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officeooo:rsid="006ee36e" officeooo:paragraph-rsid="006ee36e" style:font-size-asian="10pt" style:font-style-asian="italic" style:font-weight-asian="normal" style:font-size-complex="7pt" style:font-style-complex="normal"/>
    </style:style>
    <style:style style:name="MT1" style:family="text">
      <style:text-properties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/>
            </table:table-cell>
            <table:table-cell table:style-name="Tabla1.A1" office:value-type="string">
              <text:p text:style-name="MP3">Universidad Central de Venezuela</text:p>
              <text:p text:style-name="MP4">Facultad de Ciencias</text:p>
              <text:p text:style-name="MP4">Escuela de Física</text:p>
            </table:table-cell>
          </table:table-row>
        </table:table>
        <text:p text:style-name="Standard"/>
      </style:header>
      <style:footer>
        <text:p text:style-name="MP5"><text:span text:style-name="MT1">JAL/j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3H34M21S</meta:editing-duration>
    <meta:editing-cycles>33</meta:editing-cycles>
    <meta:generator>LibreOffice/5.1.6.2$Linux_X86_64 LibreOffice_project/10m0$Build-2</meta:generator>
    <dc:date>2020-12-03T13:13:11.598917710</dc:date>
    <meta:document-statistic meta:table-count="1" meta:image-count="0" meta:object-count="0" meta:page-count="1" meta:paragraph-count="20" meta:word-count="53" meta:character-count="794" meta:non-whitespace-character-count="753"/>
  </office:meta>
</office:document-meta>
</file>